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екл-интерферометрия на примере звезды j115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fo:color="#00000a" style:font-name="Arial" fo:font-family="Arial" style:font-family-generic="roman" style:font-pitch="variable" fo:font-size="11pt" fo:language="ru" fo:country="non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1pt" fo:language="ru" fo:country="non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meta:editing-cycles>0</meta:editing-cycles>
    <meta:editing-duration>P0D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45" meta:non-whitespace-character-count="41"/>
  </office:meta>
</office:document-meta>
</file>